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paragraph-properties fo:margin-top="0.199cm" fo:margin-bottom="0cm" fo:text-align="justify" style:justify-single-word="false"/>
    </style:style>
    <style:style style:name="P11" style:family="paragraph" style:parent-style-name="Standard" style:list-style-name="L10">
      <style:paragraph-properties fo:margin-left="2.501cm" fo:margin-right="0cm" fo:margin-top="0.199cm" fo:margin-bottom="0cm" fo:text-align="justify" style:justify-single-word="false" fo:text-indent="-0.635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Moduł 7 - Usługi w sieciach informatycznych</text:h>
      <text:p text:style-name="P9">Ćwiczenie 1</text:p>
      <text:p text:style-name="Standard"/>
      <text:p text:style-name="Standard">Dane do ćwiczenia</text:p>
      <text:p text:style-name="Standard"><text:span text:style-name="T4">adres1</text:span>: rob@lo1.sandomierz.pl</text:p>
      <text:p text:style-name="Standard"><text:span text:style-name="T4">adres2</text:span>: zawarty będzie w mailu</text:p>
      <text:p text:style-name="Standard"><text:span text:style-name="T4">adres3</text:span>: rob3@lo1.sandomierz.pl</text:p>
      <text:p text:style-name="Standard"/>
      <text:list xml:id="list2897718141" text:style-name="L1">
        <text:list-item>
          <text:p text:style-name="P1">Załóż na dysku folder <text:span text:style-name="T2">test1</text:span>. Stwórz plik <text:span text:style-name="T2">test.doc</text:span>, wpisz w pierwszym wierszu swoje imię i nazwisko oraz PESEL, zapisz plik w katalogu <text:span text:style-name="T4">test1</text:span>. Odpowiedzi na poniższe pytania testowe zapisuj w tym pliku <text:span text:style-name="T4">w osobnych wierszach</text:span> wg wzoru: nr pyt) odp, np.: 2) c</text:p>
        </text:list-item>
        <text:list-item>
          <text:p text:style-name="P10">Które z protokołów obsługują pocztę elektroniczną?</text:p>
        </text:list-item>
      </text:list>
      <text:list xml:id="list1533151955" text:style-name="L2">
        <text:list-item>
          <text:list>
            <text:list-item>
              <text:p text:style-name="P2">POP3, UPS, e-Mail</text:p>
            </text:list-item>
            <text:list-item>
              <text:p text:style-name="P2">Mail, POP3, SMTP</text:p>
            </text:list-item>
            <text:list-item>
              <text:p text:style-name="P2">POP3, SMTP, IMAP</text:p>
            </text:list-item>
            <text:list-item>
              <text:p text:style-name="P2">POP, SMTP, FTP.</text:p>
            </text:list-item>
          </text:list>
        </text:list-item>
      </text:list>
      <text:list xml:id="list613045905" text:continue-list="list2897718141" text:style-name="L1">
        <text:list-item>
          <text:p text:style-name="P10">Wskaż zagadnienie zgodne z netykietą?</text:p>
        </text:list-item>
      </text:list>
      <text:list xml:id="list1215340529" text:continue-list="list1533151955" text:style-name="L2">
        <text:list-item>
          <text:list>
            <text:list-item text:start-value="1">
              <text:p text:style-name="P2">Pisanie nie na temat na Forach</text:p>
            </text:list-item>
            <text:list-item>
              <text:p text:style-name="P2">Przesyłanie tzw. "łańcuszków szczęścia"</text:p>
            </text:list-item>
            <text:list-item>
              <text:p text:style-name="P2">Wysyłanie ofert handlowych na grupy Nowości Sieciowych.</text:p>
            </text:list-item>
            <text:list-item>
              <text:p text:style-name="P2">Jasne i zrozumiałe formułowanie treści wiadomości wysyłanych drogą elektroniczną i opisywanie ich tematem stanowiącym zapowiedź zawartości.</text:p>
            </text:list-item>
          </text:list>
        </text:list-item>
      </text:list>
      <text:list xml:id="list209268572" text:continue-list="list613045905" text:style-name="L1">
        <text:list-item>
          <text:p text:style-name="P10">Dany jest adres poczty elektronicznej: <text:span text:style-name="T1">biuro@ecdl.malopolskapl</text:span>. Jakim składnikiem adresu jest „biuro”?</text:p>
        </text:list-item>
      </text:list>
      <text:list xml:id="list1042020362" text:style-name="L3">
        <text:list-item>
          <text:list>
            <text:list-item>
              <text:p text:style-name="P3">Domena.</text:p>
            </text:list-item>
            <text:list-item>
              <text:p text:style-name="P3">Poddomena.</text:p>
            </text:list-item>
            <text:list-item>
              <text:p text:style-name="P3">Nazwa konta użytkownika.</text:p>
            </text:list-item>
            <text:list-item>
              <text:p text:style-name="P3">Nazwa serwera</text:p>
            </text:list-item>
          </text:list>
        </text:list-item>
      </text:list>
      <text:list xml:id="list2120577164" text:continue-list="list209268572" text:style-name="L1">
        <text:list-item>
          <text:p text:style-name="P10">Wskaż prawidłowe określenie pojęcia „podpis elektroniczny”?</text:p>
        </text:list-item>
      </text:list>
      <text:list xml:id="list908588764" text:style-name="L4">
        <text:list-item>
          <text:list>
            <text:list-item>
              <text:p text:style-name="P4">Elektroniczne dane nadawcy listu wysyłane przy pomocy łącza USB do komputera</text:p>
            </text:list-item>
            <text:list-item>
              <text:p text:style-name="P4">Dane w postaci elektronicznej służące (przy wymianie informacji drogą elektroniczną) do identyfikacji osoby składającej podpis elektroniczny i do potwierdzania autentyczności dokumentu.</text:p>
            </text:list-item>
            <text:list-item>
              <text:p text:style-name="P4">Stopka załączana do listów elektronicznych zawierająca nazwisko i adres nadawcy</text:p>
            </text:list-item>
            <text:list-item>
              <text:p text:style-name="P4">Numer Pin wprowadzany do serwisów bankowych.</text:p>
            </text:list-item>
          </text:list>
        </text:list-item>
      </text:list>
      <text:list xml:id="list1797060919" text:continue-list="list2120577164" text:style-name="L1">
        <text:list-item>
          <text:p text:style-name="P10">Skonfiguruj wybrany program pocztowy, tak aby wiadomości były wysyłane i odbierane z Twojego konta poczty elektronicznej lub konta wskazanego (przygotowanego) przez egzaminatora. W pliku <text:span text:style-name="T2">test.doc</text:span> umieść zrzut(y) przedstawiający(e) konfigurację konta zawierający(e) nazwy serwerów oraz zapisz <text:s/>adres swojej poczty elektronicznej.</text:p>
        </text:list-item>
        <text:list-item>
          <text:p text:style-name="P10">Napisz nową wiadomość, która będzie wysłana na <text:span text:style-name="T2">adres1</text:span>. W temacie wpisz: <text:span text:style-name="T1">Zapytanie o drugi adres</text:span>, a w treści wpisz zdanie: <text:span text:style-name="T1">Proszę o przesłanie drugiego adresu do korespondencji, podpisz się (imię i nazwisko)</text:span>. Zmień priorytet redagowanej wiadomości na wysoki. Wyślij wiadomość.</text:p>
        </text:list-item>
        <text:list-item>
          <text:p text:style-name="P10">Odbierz/odnajdź wiadomość o temacie <text:span text:style-name="T1">Dalsze wskazówki</text:span>, odczytaj z niej <text:span text:style-name="T2">adres2</text:span> i zapisz go w pliku <text:span text:style-name="T2">test.doc</text:span>.</text:p>
        </text:list-item>
        <text:list-item>
          <text:p text:style-name="P10">Odpowiedz na wiadomość <text:span text:style-name="T1">Dalsze wskazówki</text:span>. Zaadresuj ukrytą kopię wiadomości na <text:span text:style-name="T2">adres2</text:span><text:span text:style-name="T3"> </text:span><text:span text:style-name="T5">zawarty w odebranej wiadomości</text:span>.</text:p>
        </text:list-item>
      </text:list>
      <text:list xml:id="list1754505753" text:style-name="L10">
        <text:list-item>
          <text:p text:style-name="P11"><text:soft-page-break/>Napisz podziękowania i potwierdź otrzymanie wiadomości.</text:p>
        </text:list-item>
        <text:list-item>
          <text:p text:style-name="P11">Utwórz plik <text:span text:style-name="T2">zalacznik.doc</text:span> i wstaw do niego dowolny obrazek, zapisz w folderze <text:span text:style-name="T2">test1</text:span>. Do tworzonej wiadomości załącz archiwum <text:span text:style-name="T2">zalacznik.zip</text:span> zawierające plik <text:span text:style-name="T2">zalacznik.doc</text:span>.</text:p>
        </text:list-item>
        <text:list-item>
          <text:p text:style-name="P11">W treści listu na dole wpisz <text:span text:style-name="T1">Pozdrawiam, czekam na dyspozycje</text:span> oraz poniżej swoje imię i nazwisko. Sprawdź, czy wiadomość została automatycznie zaadresowana do nadawcy listu i wyślij wiadomość.</text:p>
        </text:list-item>
      </text:list>
      <text:list xml:id="list2179331184" text:continue-list="list1797060919" text:style-name="L1">
        <text:list-item>
          <text:p text:style-name="P10">Odszukaj w skrzynce odbiorczej wiadomość <text:span text:style-name="T1">Ważne informacje</text:span>, otwórz ją i dodaj w pierwszym wierszu wiadomości słowa: <text:span text:style-name="T1">Dziękuję za informację</text:span>. Korzystając z funkcji <text:span text:style-name="T2">Prześlij dalej</text:span> (ang. Forward) prześlij odebrane potwierdzenie na <text:span text:style-name="T4">adres3. </text:span>Wydrukuj wiadomość <text:span text:style-name="T1">Ważne informacje</text:span> do pliku o nazwie <text:span text:style-name="T2">wazne.pdf</text:span><text:span text:style-name="T5">, zapisz wydruk</text:span> w folderze z testem.</text:p>
        </text:list-item>
        <text:list-item>
          <text:p text:style-name="P10">Co to jest WWW?</text:p>
        </text:list-item>
      </text:list>
      <text:list xml:id="list584134277" text:style-name="L5">
        <text:list-item>
          <text:list>
            <text:list-item>
              <text:p text:style-name="P5">współdziałanie różnych komputerów</text:p>
            </text:list-item>
            <text:list-item>
              <text:p text:style-name="P5">globalna, ogólnoświatowa sieć</text:p>
            </text:list-item>
            <text:list-item>
              <text:p text:style-name="P5">ogólnoświatowy, hipertekstowy system informacji</text:p>
            </text:list-item>
            <text:list-item>
              <text:p text:style-name="P5">popularna przeglądarka internetowa</text:p>
            </text:list-item>
          </text:list>
        </text:list-item>
      </text:list>
      <text:list xml:id="list2160747024" text:continue-list="list2179331184" text:style-name="L1">
        <text:list-item>
          <text:p text:style-name="P10">Co to jest Firewall?</text:p>
        </text:list-item>
      </text:list>
      <text:list xml:id="list551236908" text:style-name="L6">
        <text:list-item>
          <text:list>
            <text:list-item>
              <text:p text:style-name="P6">e-mail o treści dotyczącej zabezpieczenia antywirusowego komputera</text:p>
            </text:list-item>
            <text:list-item>
              <text:p text:style-name="P6">program lub urządzenie monitorujące ruch pomiędzy komputerem a siecią Internet, mający na celu ochronę komputera</text:p>
            </text:list-item>
            <text:list-item>
              <text:p text:style-name="P6">strona WWW wyświetlana w trybie bezpiecznego połączenia.</text:p>
            </text:list-item>
            <text:list-item>
              <text:p text:style-name="P6">skaner do wyszukiwania wirusów</text:p>
            </text:list-item>
          </text:list>
        </text:list-item>
      </text:list>
      <text:list xml:id="list63597073" text:continue-list="list2160747024" text:style-name="L1">
        <text:list-item>
          <text:p text:style-name="P10">Jak nazywa się część ecdl.malopolska w adresie <text:span text:style-name="T1">http://www.ecdl.malopolska.pl</text:span>?</text:p>
        </text:list-item>
      </text:list>
      <text:list xml:id="list1540502453" text:style-name="L7">
        <text:list-item>
          <text:list>
            <text:list-item>
              <text:p text:style-name="P7">domeną</text:p>
            </text:list-item>
            <text:list-item>
              <text:p text:style-name="P7">poddomeną</text:p>
            </text:list-item>
            <text:list-item>
              <text:p text:style-name="P7">serwerem</text:p>
            </text:list-item>
            <text:list-item>
              <text:p text:style-name="P7">protokołem</text:p>
            </text:list-item>
          </text:list>
        </text:list-item>
      </text:list>
      <text:list xml:id="list1161676604" text:continue-list="list63597073" text:style-name="L1">
        <text:list-item>
          <text:p text:style-name="P10">Z czego składa się adres numeryczny IP?</text:p>
        </text:list-item>
      </text:list>
      <text:list xml:id="list1695162303" text:style-name="L8">
        <text:list-item>
          <text:list>
            <text:list-item>
              <text:p text:style-name="P8">nazw domen (dziedzin)</text:p>
            </text:list-item>
            <text:list-item>
              <text:p text:style-name="P8">nazw (słów), które coś oznaczają</text:p>
            </text:list-item>
            <text:list-item>
              <text:p text:style-name="P8">czterech liczb z zakresu od 0 do 255 oddzielonych kropkami</text:p>
            </text:list-item>
            <text:list-item>
              <text:p text:style-name="P8">nieograniczonego ciągu liczb</text:p>
            </text:list-item>
          </text:list>
        </text:list-item>
      </text:list>
      <text:list xml:id="list1567230563" text:continue-list="list1161676604" text:style-name="L1">
        <text:list-item>
          <text:p text:style-name="P10">W przeglądarce WWW otwórz stronę o adresie: <text:span text:style-name="T1">http://www.ecdl.malopolska.pl. </text:span>Wejdź na podstronę <text:span text:style-name="T1">Idea ECDL</text:span> używając odpowiedniego odnośnika. Skopiuj zdanie zaczynające się od <text:span text:style-name="T1">ECDL to praktycznie niezbędne minimum...</text:span> z tej podstrony do pliku <text:span text:style-name="T2">test.doc</text:span>, zapisz plik.</text:p>
        </text:list-item>
        <text:list-item>
          <text:p text:style-name="P10">Ustaw stronę domową swojej przeglądarki na <text:span text:style-name="T3">www.google.pl</text:span>.</text:p>
        </text:list-item>
        <text:list-item>
          <text:p text:style-name="P10">Uruchom dowolną wyszukiwarkę i odszukaj strony z informacjami nt. zegara słonecznego zamontowanego przed Collegium Gostomianum. Zrzut przedstawiający wyniki wyszukiwania umieść w pliku <text:span text:style-name="T2">test.doc</text:span>.</text:p>
        </text:list-item>
        <text:list-item>
          <text:p text:style-name="P10">Wejdź na stronę zawierającą szukane informacje. Dopisz adres URL otwartej strony do pliku <text:span text:style-name="T2">test.doc</text:span> i zapisz plik. Zapisz jedną stronę przeglądanej witryny w folderze <text:span text:style-name="T2">test1</text:span> pod nazwą <text:span text:style-name="T2">cgzegar.pdf</text:span>.</text:p>
        </text:list-item>
        <text:list-item>
          <text:p text:style-name="P10">Wyszukaj strony zawierające słowa „testy ecdl”, ale nie zawierające słowa „PTI”. Zrzut wyszukanych stron zawierający wzorzec wyszukiwania wklej do pliku <text:span text:style-name="T2">test.doc</text:span>.</text:p>
        </text:list-item>
        <text:list-item>
          <text:p text:style-name="P10">Przejdź na stronę <text:span text:style-name="T1">lo1.sandomierz.pl</text:span>. Odnajdź i skopiuj zdjęcie swojej klasy do pliku <text:span text:style-name="T2">test.doc</text:span>. Gdyby się nie dało ((-;), wpisz hasło "collegium gostomianum" w wyszukiwarce <text:soft-page-break/>obrazków i skopiuj wybrane zdjęcie związane ze szkołą.</text:p>
        </text:list-item>
        <text:list-item>
          <text:p text:style-name="P10">Utwórz archiwum o nazwie <text:span text:style-name="T2">m7_1_nazwisko.zip</text:span> zawierające <text:span text:style-name="T5">folder </text:span><text:span text:style-name="T2">test1</text:span>. Utworzone archiwum wyślij na konto <text:span text:style-name="T2">adres1</text:span> jako załącznik w wiadomości o najwyższym priorytecie i temacie „M7 – ćwiczenie 1 – odpowiedzi”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czen </meta:initial-creator>
    <meta:creation-date>2011-03-29T09:07:17</meta:creation-date>
    <dc:date>2012-05-10T16:15:28</dc:date>
    <meta:editing-duration>PT2H15M34S</meta:editing-duration>
    <meta:editing-cycles>120</meta:editing-cycles>
    <meta:generator>LibreOffice/3.4$Linux LibreOffice_project/340m1$Build-602</meta:generator>
    <meta:document-statistic meta:table-count="0" meta:image-count="0" meta:object-count="0" meta:page-count="3" meta:paragraph-count="62" meta:word-count="728" meta:character-count="5155" meta:non-whitespace-character-count="4544"/>
  </office:meta>
</office:document-meta>
</file>